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85cm" fo:min-width="16.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53cm" svg:stroke-color="#2a6099" draw:marker-start-width="0.279cm" draw:marker-end-width="0.279cm" draw:fill="solid" draw:fill-color="#ffffff" draw:textarea-horizontal-align="left" draw:auto-grow-height="true" draw:auto-grow-width="true" fo:min-height="0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8d281e" draw:marker-start-width="0.279cm" draw:marker-end-width="0.279cm" draw:fill="none" draw:textarea-horizontal-align="justify" draw:textarea-vertical-align="middle" draw:auto-grow-height="false" fo:min-height="3.498cm" fo:min-width="16.448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8d281e" draw:marker-start-width="0.279cm" draw:marker-end-width="0.279cm" draw:fill="none" draw:fill-color="#ffffff" fo:min-height="0.723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2cm" fo:min-width="6.96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3.366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2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3.666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82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316cm" fo:min-width="5.3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cm" fo:min-width="1.82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5.76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4.466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3.166cm" fo:padding-top="0.142cm" fo:padding-bottom="0.142cm" fo:padding-left="0.267cm" fo:padding-right="0.267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17cm" svg:height="2.1cm" svg:x="2.1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09cm" svg:height="0.962cm" svg:x="9.346cm" svg:y="2.569cm">
          <draw:text-box>
            <text:p text:style-name="P2">Docker</text:p>
          </draw:text-box>
        </draw:frame>
        <draw:frame draw:style-name="gr3" draw:text-style-name="P4" draw:layer="layout" svg:width="3.788cm" svg:height="1.014cm" svg:x="2.364cm" svg:y="3.6cm">
          <draw:text-box>
            <text:p>libcontainer</text:p>
          </draw:text-box>
        </draw:frame>
        <draw:frame draw:style-name="gr3" draw:text-style-name="P4" draw:layer="layout" svg:width="2.031cm" svg:height="1.014cm" svg:x="8cm" svg:y="5cm">
          <draw:text-box>
            <text:p>libvirt</text:p>
          </draw:text-box>
        </draw:frame>
        <draw:frame draw:style-name="gr3" draw:text-style-name="P4" draw:layer="layout" svg:width="1.786cm" svg:height="1.014cm" svg:x="11.2cm" svg:y="4.986cm">
          <draw:text-box>
            <text:p>LXC</text:p>
          </draw:text-box>
        </draw:frame>
        <draw:frame draw:style-name="gr3" draw:text-style-name="P4" draw:layer="layout" svg:width="5.308cm" svg:height="1.014cm" svg:x="13.692cm" svg:y="5cm">
          <draw:text-box>
            <text:p>systemd-nspawn</text:p>
          </draw:text-box>
        </draw:frame>
        <draw:custom-shape draw:style-name="gr4" draw:text-style-name="P1" draw:layer="layout" svg:width="17cm" svg:height="3.8cm" svg:x="2cm" svg:y="7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14cm" svg:height="0.962cm" svg:x="8.543cm" svg:y="7.3cm">
          <draw:text-box>
            <text:p>Linux kernel</text:p>
          </draw:text-box>
        </draw:frame>
        <draw:frame draw:style-name="gr5" draw:text-style-name="P3" draw:layer="layout" svg:width="4.2cm" svg:height="1.025cm" svg:x="2.1cm" svg:y="8.475cm">
          <draw:text-box>
            <text:p text:style-name="P2">namespaces</text:p>
          </draw:text-box>
        </draw:frame>
        <draw:frame draw:style-name="gr5" draw:text-style-name="P3" draw:layer="layout" svg:width="4.2cm" svg:height="1.025cm" svg:x="6.4cm" svg:y="8.475cm">
          <draw:text-box>
            <text:p text:style-name="P2">cgroups</text:p>
          </draw:text-box>
        </draw:frame>
        <draw:frame draw:style-name="gr5" draw:text-style-name="P3" draw:layer="layout" svg:width="4.2cm" svg:height="1.025cm" svg:x="10.7cm" svg:y="8.475cm">
          <draw:text-box>
            <text:p text:style-name="P2">Netlink</text:p>
          </draw:text-box>
        </draw:frame>
        <draw:frame draw:style-name="gr5" draw:text-style-name="P5" draw:layer="layout" svg:width="3.9cm" svg:height="1.025cm" svg:x="15cm" svg:y="8.475cm">
          <draw:text-box>
            <text:p text:style-name="P2">SELinux</text:p>
          </draw:text-box>
        </draw:frame>
        <draw:frame draw:style-name="gr5" draw:text-style-name="P5" draw:layer="layout" svg:width="4.2cm" svg:height="1.025cm" svg:x="2.1cm" svg:y="9.6cm">
          <draw:text-box>
            <text:p text:style-name="P2">Netfilter</text:p>
          </draw:text-box>
        </draw:frame>
        <draw:frame draw:style-name="gr5" draw:text-style-name="P3" draw:layer="layout" svg:width="4.2cm" svg:height="1.025cm" svg:x="6.4cm" svg:y="9.6cm">
          <draw:text-box>
            <text:p text:style-name="P2">capabilities</text:p>
          </draw:text-box>
        </draw:frame>
        <draw:frame draw:style-name="gr5" draw:text-style-name="P3" draw:layer="layout" svg:width="4.2cm" svg:height="1.025cm" svg:x="10.7cm" svg:y="9.6cm">
          <draw:text-box>
            <text:p>AppArmor</text:p>
          </draw:text-box>
        </draw:frame>
        <draw:line draw:style-name="gr6" draw:text-style-name="P1" draw:layer="layout" svg:x1="4.1cm" svg:y1="4.6cm" svg:x2="4.1cm" svg:y2="7cm">
          <text:p/>
        </draw:line>
        <draw:line draw:style-name="gr6" draw:text-style-name="P1" draw:layer="layout" svg:x1="9.1cm" svg:y1="4.1cm" svg:x2="9.1cm" svg:y2="5cm">
          <text:p/>
        </draw:line>
        <draw:line draw:style-name="gr6" draw:text-style-name="P1" draw:layer="layout" svg:x1="12.2cm" svg:y1="4.1cm" svg:x2="12.2cm" svg:y2="5cm">
          <text:p/>
        </draw:line>
        <draw:line draw:style-name="gr6" draw:text-style-name="P1" draw:layer="layout" svg:x1="16.1cm" svg:y1="4.1cm" svg:x2="16.1cm" svg:y2="5cm">
          <text:p/>
        </draw:line>
        <draw:line draw:style-name="gr6" draw:text-style-name="P1" draw:layer="layout" svg:x1="9cm" svg:y1="6cm" svg:x2="9cm" svg:y2="7cm">
          <text:p/>
        </draw:line>
        <draw:line draw:style-name="gr6" draw:text-style-name="P1" draw:layer="layout" svg:x1="12cm" svg:y1="6cm" svg:x2="12cm" svg:y2="7cm">
          <text:p/>
        </draw:line>
        <draw:line draw:style-name="gr6" draw:text-style-name="P1" draw:layer="layout" svg:x1="16.1cm" svg:y1="6cm" svg:x2="16.1cm" svg:y2="7cm">
          <text:p/>
        </draw:line>
      </draw:page>
      <draw:page draw:name="page2" draw:style-name="dp1" draw:master-page-name="Alapértelmezett">
        <draw:g>
          <draw:custom-shape draw:style-name="gr7" draw:text-style-name="P1" draw:layer="layout" svg:width="10.6cm" svg:height="3.4cm" svg:x="9.55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7.72cm" svg:height="0.962cm" svg:x="10.99cm" svg:y="10.019cm">
            <draw:text-box>
              <text:p>Computation Graph Level</text:p>
            </draw:text-box>
          </draw:frame>
        </draw:g>
        <draw:g>
          <draw:g>
            <draw:custom-shape draw:style-name="gr8" draw:text-style-name="P1" draw:layer="layout" svg:width="3.9cm" svg:height="2cm" svg:x="3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text-style-name="P3" draw:layer="layout" svg:width="2.331cm" svg:height="0.962cm" svg:x="3.785cm" svg:y="4.519cm">
              <draw:text-box>
                <text:p>Nodes</text:p>
              </draw:text-box>
            </draw:frame>
          </draw:g>
        </draw:g>
        <draw:g>
          <draw:g>
            <draw:custom-shape draw:style-name="gr8" draw:text-style-name="P1" draw:layer="layout" svg:width="3.9cm" svg:height="2cm" svg:x="6cm" svg:y="14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text-style-name="P3" draw:layer="layout" svg:width="2.331cm" svg:height="0.962cm" svg:x="6.785cm" svg:y="14.545cm">
              <draw:text-box>
                <text:p>Topics</text:p>
              </draw:text-box>
            </draw:frame>
          </draw:g>
        </draw:g>
        <draw:g>
          <draw:g>
            <draw:custom-shape draw:style-name="gr10" draw:text-style-name="P1" draw:layer="layout" svg:width="4.2cm" svg:height="2cm" svg:x="8.1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3" draw:layer="layout" svg:width="2.511cm" svg:height="1.673cm" svg:x="8.945cm" svg:y="4.519cm">
              <draw:text-box>
                <text:p>Master</text:p>
              </draw:text-box>
            </draw:frame>
          </draw:g>
        </draw:g>
        <draw:g>
          <draw:custom-shape draw:style-name="gr12" draw:text-style-name="P1" draw:layer="layout" svg:width="5.9cm" svg:height="2.6cm" svg:x="13.2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5" draw:layer="layout" svg:width="3.526cm" svg:height="1.97cm" svg:x="14.4cm" svg:y="4.33cm">
            <draw:text-box>
              <text:p text:style-name="P2">Parameter Server</text:p>
            </draw:text-box>
          </draw:frame>
        </draw:g>
        <draw:g>
          <draw:g>
            <draw:custom-shape draw:style-name="gr14" draw:text-style-name="P1" draw:layer="layout" svg:width="6.3cm" svg:height="2cm" svg:x="19.9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3" draw:layer="layout" svg:width="3.766cm" svg:height="1.673cm" svg:x="21.168cm" svg:y="4.519cm">
              <draw:text-box>
                <text:p>Messages</text:p>
              </draw:text-box>
            </draw:frame>
          </draw:g>
        </draw:g>
        <draw:g>
          <draw:g>
            <draw:custom-shape draw:style-name="gr15" draw:text-style-name="P1" draw:layer="layout" svg:width="5cm" svg:height="2cm" svg:x="12.35cm" svg:y="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3" draw:layer="layout" svg:width="2.989cm" svg:height="1.673cm" svg:x="13.356cm" svg:y="14.519cm">
              <draw:text-box>
                <text:p>Services</text:p>
              </draw:text-box>
            </draw:frame>
          </draw:g>
        </draw:g>
        <draw:g>
          <draw:g>
            <draw:custom-shape draw:style-name="gr16" draw:text-style-name="P1" draw:layer="layout" svg:width="3.7cm" svg:height="2cm" svg:x="20cm" svg:y="14.0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3" draw:layer="layout" svg:width="2.212cm" svg:height="1.673cm" svg:x="20.745cm" svg:y="14.527cm">
              <draw:text-box>
                <text:p>Bags</text:p>
              </draw:text-box>
            </draw:frame>
          </draw:g>
        </draw:g>
        <draw:line draw:style-name="gr17" draw:text-style-name="P1" draw:layer="layout" svg:x1="10cm" svg:y1="9.8cm" svg:x2="5.4cm" svg:y2="6cm">
          <text:p/>
        </draw:line>
        <draw:line draw:style-name="gr17" draw:text-style-name="P1" draw:layer="layout" svg:x1="11.7cm" svg:y1="9.1cm" svg:x2="10.4cm" svg:y2="6cm">
          <text:p/>
        </draw:line>
        <draw:line draw:style-name="gr17" draw:text-style-name="P1" draw:layer="layout" svg:x1="15.9cm" svg:y1="8.8cm" svg:x2="16.3cm" svg:y2="6.6cm">
          <text:p/>
        </draw:line>
        <draw:line draw:style-name="gr17" draw:text-style-name="P1" draw:layer="layout" svg:x1="19cm" svg:y1="9.4cm" svg:x2="22cm" svg:y2="6cm">
          <text:p/>
        </draw:line>
        <draw:line draw:style-name="gr17" draw:text-style-name="P1" draw:layer="layout" svg:x1="10.6cm" svg:y1="11.5cm" svg:x2="8.2cm" svg:y2="13.9cm">
          <text:p/>
        </draw:line>
        <draw:line draw:style-name="gr17" draw:text-style-name="P1" draw:layer="layout" svg:x1="15cm" svg:y1="12.2cm" svg:x2="15cm" svg:y2="14cm">
          <text:p/>
        </draw:line>
        <draw:line draw:style-name="gr17" draw:text-style-name="P1" draw:layer="layout" svg:x1="19.3cm" svg:y1="11.5cm" svg:x2="22.4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itöltött_20_kék" draw:display-name="Kitöltött kék" draw:style="linear" draw:start-color="#729fcf" draw:end-color="#355269" draw:start-intensity="100%" draw:end-intensity="100%" draw:angle="300" draw:border="0%"/>
    <draw:gradient draw:name="Kitöltött_20_sárga" draw:display-name="Kitöltött sárga" draw:style="linear" draw:start-color="#ffde59" draw:end-color="#b47804" draw:start-intensity="100%" draw:end-intensity="100%" draw:angle="300" draw:border="0%"/>
    <draw:gradient draw:name="Kitöltött_20_vörös" draw:display-name="Kitöltött vörös" draw:style="linear" draw:start-color="#ff6d6d" draw:end-color="#c9211e" draw:start-intensity="100%" draw:end-intensity="100%" draw:angle="300" draw:border="0%"/>
    <draw:gradient draw:name="Kitöltött_20_zöld" draw:display-name="Kitöltött zöld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Kitöltött_20_kék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Kitöltött_20_zöl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Kitöltött_20_vörö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Kitöltött_20_sárga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08:27:05.706000000</meta:creation-date>
    <dc:date>2018-12-14T09:34:51.486000000</dc:date>
    <meta:editing-duration>P1DT57M21S</meta:editing-duration>
    <meta:editing-cycles>10</meta:editing-cycles>
    <meta:generator>LibreOffice/6.1.2.1$Windows_X86_64 LibreOffice_project/65905a128db06ba48db947242809d14d3f9a93fe</meta:generator>
    <meta:document-statistic meta:object-count="59"/>
  </office:meta>
</office:document-meta>
</file>